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cc8c" officeooo:paragraph-rsid="0015e766"/>
    </style:style>
    <style:style style:name="P2" style:family="paragraph" style:parent-style-name="Standard">
      <style:paragraph-properties fo:text-align="justify" style:justify-single-word="false"/>
      <style:text-properties officeooo:rsid="00157870" officeooo:paragraph-rsid="0015e766"/>
    </style:style>
    <style:style style:name="P3" style:family="paragraph" style:parent-style-name="Standard" style:list-style-name="L1">
      <style:paragraph-properties fo:text-align="justify" style:justify-single-word="false"/>
      <style:text-properties officeooo:rsid="00157870" officeooo:paragraph-rsid="0015e766"/>
    </style:style>
    <style:style style:name="P4" style:family="paragraph" style:parent-style-name="Standard" style:list-style-name="L1">
      <style:paragraph-properties fo:text-align="justify" style:justify-single-word="false"/>
      <style:text-properties officeooo:rsid="00157870" officeooo:paragraph-rsid="00449e7e"/>
    </style:style>
    <style:style style:name="P5" style:family="paragraph" style:parent-style-name="Standard" style:list-style-name="L1">
      <style:paragraph-properties fo:text-align="justify" style:justify-single-word="false"/>
      <style:text-properties officeooo:paragraph-rsid="0015e766"/>
    </style:style>
    <style:style style:name="P6" style:family="paragraph" style:parent-style-name="Standard" style:list-style-name="L1">
      <style:paragraph-properties fo:text-align="justify" style:justify-single-word="false"/>
      <style:text-properties officeooo:paragraph-rsid="00449e7e"/>
    </style:style>
    <style:style style:name="P7" style:family="paragraph" style:parent-style-name="Standard" style:list-style-name="L1">
      <style:paragraph-properties fo:text-align="justify" style:justify-single-word="false"/>
      <style:text-properties officeooo:rsid="0017431a" officeooo:paragraph-rsid="0015e766"/>
    </style:style>
    <style:style style:name="P8" style:family="paragraph" style:parent-style-name="Standard" style:list-style-name="L1">
      <style:paragraph-properties fo:text-align="justify" style:justify-single-word="false"/>
      <style:text-properties officeooo:rsid="001630f0" officeooo:paragraph-rsid="001630f0"/>
    </style:style>
    <style:style style:name="P9" style:family="paragraph" style:parent-style-name="Standard" style:list-style-name="L1">
      <style:paragraph-properties fo:text-align="justify" style:justify-single-word="false"/>
      <style:text-properties officeooo:rsid="0018830c" officeooo:paragraph-rsid="00449e7e"/>
    </style:style>
    <style:style style:name="P10" style:family="paragraph" style:parent-style-name="Standard" style:list-style-name="L1">
      <style:paragraph-properties fo:text-align="justify" style:justify-single-word="false"/>
      <style:text-properties officeooo:rsid="0019b9d0" officeooo:paragraph-rsid="00449e7e"/>
    </style:style>
    <style:style style:name="P11" style:family="paragraph" style:parent-style-name="Standard" style:list-style-name="L1">
      <style:paragraph-properties fo:text-align="justify" style:justify-single-word="false"/>
      <style:text-properties officeooo:rsid="00449e7e" officeooo:paragraph-rsid="00449e7e"/>
    </style:style>
    <style:style style:name="P12" style:family="paragraph" style:parent-style-name="Standard" style:list-style-name="L1">
      <style:paragraph-properties fo:text-align="justify" style:justify-single-word="false"/>
      <style:text-properties officeooo:rsid="0045d80f" officeooo:paragraph-rsid="0045d80f"/>
    </style:style>
    <style:style style:name="P13" style:family="paragraph" style:parent-style-name="Standard" style:list-style-name="L1">
      <style:paragraph-properties fo:text-align="justify" style:justify-single-word="false"/>
      <style:text-properties officeooo:rsid="0045d80f" officeooo:paragraph-rsid="00460d16"/>
    </style:style>
    <style:style style:name="T1" style:family="text">
      <style:text-properties officeooo:rsid="00157870"/>
    </style:style>
    <style:style style:name="T2" style:family="text">
      <style:text-properties officeooo:rsid="0017431a"/>
    </style:style>
    <style:style style:name="T3" style:family="text">
      <style:text-properties officeooo:rsid="000e1420"/>
    </style:style>
    <style:style style:name="T4" style:family="text">
      <style:text-properties officeooo:rsid="00449e7e"/>
    </style:style>
    <style:style style:name="T5" style:family="text">
      <style:text-properties officeooo:rsid="00460d16"/>
    </style:style>
    <style:style style:name="T6" style:family="text">
      <style:text-properties officeooo:rsid="0046a73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list xml:id="list2064329981" text:style-name="L1">
        <text:list-item>
          <text:p text:style-name="P3">Molecular dynamics software – LAMMPS</text:p>
          <text:p text:style-name="P3"/>
        </text:list-item>
        <text:list-item>
          <text:p text:style-name="P3">Force fields:</text:p>
          <text:p text:style-name="P3"/>
          <text:list>
            <text:list-item>
              <text:p text:style-name="P3">Cu</text:p>
              <text:list>
                <text:list-item>
                  <text:p text:style-name="P5"><text:span text:style-name="T1">Lennard-Jones (LJ), using p</text:span>arameters from “The molecular dynamic simulation on impact and friction characters of nanofluids with many nanoparticles system”, <text:a xlink:type="simple" xlink:href="https://www.researchgate.net/figure/LJ-potential-parameters-for-simulation_tbl1_51450660" text:style-name="Internet_20_link" text:visited-style-name="Visited_20_Internet_20_Link">https://www.researchgate.net/figure/LJ-potential-parameters-for-simulation_tbl1_51450660</text:a></text:p>
                </text:list-item>
              </text:list>
              <text:p text:style-name="P3"/>
            </text:list-item>
            <text:list-item>
              <text:p text:style-name="P5"><text:span text:style-name="T2">O</text:span><text:span text:style-name="T1">ctadecene</text:span></text:p>
              <text:list>
                <text:list-item>
                  <text:p text:style-name="P7">United atom model using LJ, parameters calculated using the TraPPE model, “Transferable Potentials for Phase Equilibria. 4. United-Atom Description of Linear and Branched Alkenes and Alkylbenzenes”,</text:p>
                  <text:p text:style-name="P7"><text:s/><text:a xlink:type="simple" xlink:href="https://pubs.acs.org/doi/10.1021/jp001044x" text:style-name="Internet_20_link" text:visited-style-name="Visited_20_Internet_20_Link">https://pubs.acs.org/doi/10.1021/jp001044x</text:a></text:p>
                </text:list-item>
                <text:list-item>
                  <text:p text:style-name="P5"><text:span text:style-name="T3">Coarse grained using LJ, parameters from “</text:span>Supra-Atomic Coarse-Grained GROMOS Force Field for Aliphatic Hydrocarbons in the Liquid Phase”,</text:p>
                  <text:p text:style-name="P7"><text:a xlink:type="simple" xlink:href="https://pubs.acs.org/doi/10.1021/acs.jctc.5b00295" text:style-name="Internet_20_link" text:visited-style-name="Visited_20_Internet_20_Link">https://pubs.acs.org/doi/10.1021/acs.jctc.5b00295</text:a></text:p>
                  <text:p text:style-name="P7"/>
                </text:list-item>
              </text:list>
            </text:list-item>
            <text:list-item>
              <text:p text:style-name="P9">Triphenylphosphite</text:p>
              <text:list>
                <text:list-item>
                  <text:p text:style-name="P4">Full description using LJ, GAFF2 force field calculated using pysimm package</text:p>
                </text:list-item>
                <text:list-item>
                  <text:p text:style-name="P10">United atom model for the phenyl’s CH sites using LJ. LJ coefficients for CH sites and bond/angle coefficients were taken from the TraPPE model for this kind of aromatic CH sites. Other LJ coefficients are the same as in the full atom description</text:p>
                </text:list-item>
              </text:list>
            </text:list-item>
          </text:list>
          <text:p text:style-name="P9"/>
        </text:list-item>
        <text:list-item>
          <text:p text:style-name="P9">Structure desing:</text:p>
          <text:list>
            <text:list-header>
              <text:p text:style-name="P9"/>
            </text:list-header>
            <text:list-item>
              <text:p text:style-name="P9">Full description using Avogadro</text:p>
            </text:list-item>
            <text:list-item>
              <text:p text:style-name="P9">United atom using TraPPE model’s tool in <text:a xlink:type="simple" xlink:href="http://trappe.oit.umn.edu/#UA" text:style-name="Internet_20_link" text:visited-style-name="Visited_20_Internet_20_Link">http://trappe.oit.umn.edu/#UA</text:a></text:p>
            </text:list-item>
          </text:list>
          <text:p text:style-name="P8"/>
        </text:list-item>
        <text:list-item>
          <text:p text:style-name="P8">Runs:</text:p>
          <text:list>
            <text:list-header>
              <text:p text:style-name="P8"/>
            </text:list-header>
            <text:list-item>
              <text:p text:style-name="P11">smallBias – 216 atoms of copper, SIGMA=0.0002 PACE=100 HEIGHT=2.2, timestep 1fs, lost atoms after 1 ns.</text:p>
            </text:list-item>
            <text:list-item>
              <text:p text:style-name="P6"><text:span text:style-name="T4">SmallBiasWithAdditive - 216 atoms of copper, timestep 0.25fs, lost atoms in the mixing stage at 520K. </text:span></text:p>
            </text:list-item>
            <text:list-item>
              <text:p text:style-name="P12">RtsmallB<text:span text:style-name="T5">ias</text:span> – mix 1 atom of copper in 60 molecules of octadecene for 1 ns in 300K, replicate 216 times the basic cell and run for another 2 ns.</text:p>
            </text:list-item>
            <text:list-item>
              <text:p text:style-name="P13">Rtsmall<text:span text:style-name="T5">Hexane</text:span> – mix 1 atom of copper in 60 molecules of <text:span text:style-name="T5">hexa</text:span>ne for 1 ns in <text:span text:style-name="T6">2</text:span>00K <text:span text:style-name="T6">heat to 270K for 2 ns, mix for another 1 ns.</text:span> <text:span text:style-name="T6">R</text:span>eplicate 216 times the basic cell and run for another 2 ns.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3T10:45:51.426836013</meta:creation-date>
    <dc:date>2022-01-17T10:37:37.735064209</dc:date>
    <meta:editing-duration>PT3H53M26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28" meta:word-count="271" meta:character-count="1757" meta:non-whitespace-character-count="1528"/>
  </office:meta>
</office:document-meta>
</file>